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91088" officeooo:paragraph-rsid="0014c807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c80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4c807" officeooo:paragraph-rsid="0014c80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c807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3aa27" officeooo:paragraph-rsid="0014c807" style:font-size-asian="10.5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c807"/>
    </style:style>
    <style:style style:name="T1" style:family="text">
      <style:text-properties style:font-size-asian="10.5pt" style:font-size-complex="12pt"/>
    </style:style>
    <style:style style:name="T2" style:family="text">
      <style:text-properties officeooo:rsid="0003aa27" style:font-size-asian="10.5pt" style:font-size-complex="12pt"/>
    </style:style>
    <style:style style:name="T3" style:family="text">
      <style:text-properties fo:font-variant="normal" fo:text-transform="none" fo:color="#000000" fo:font-size="18pt" fo:letter-spacing="normal" fo:font-style="normal" fo:font-weight="normal" officeooo:rsid="0003aa27" style:font-size-asian="15.75pt" style:font-size-complex="18pt"/>
    </style:style>
    <style:style style:name="T4" style:family="text">
      <style:text-properties fo:font-variant="normal" fo:text-transform="none" fo:color="#000000" fo:font-size="18pt" fo:letter-spacing="normal" fo:font-style="normal" fo:font-weight="normal" officeooo:rsid="00091088" style:font-size-asian="15.75pt" style:font-size-complex="18pt"/>
    </style:style>
    <style:style style:name="T5" style:family="text">
      <style:text-properties fo:font-variant="normal" fo:text-transform="none" fo:color="#000000" fo:font-size="18pt" fo:letter-spacing="normal" fo:font-style="normal" fo:font-weight="normal" officeooo:rsid="0018100d" style:font-size-asian="15.75pt" style:font-size-complex="18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3aa27" style:font-size-asian="10.5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4c807" style:font-size-asian="10.5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611a9" style:font-size-asian="10.5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8100d" style:font-size-asian="10.5pt" style:font-size-complex="12pt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03aa27" style:font-size-asian="15.75pt" style:font-size-complex="18pt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fo:font-weight="normal" officeooo:rsid="0018100d" style:font-size-asian="15.75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fo:font-weight="normal" officeooo:rsid="00091088" style:font-size-asian="15.75pt" style:font-size-complex="18pt"/>
    </style:style>
    <style:style style:name="T13" style:family="text">
      <style:text-properties officeooo:rsid="00181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The People’s Assembly, convening on the </text:span><text:span text:style-name="T11">25th</text:span><text:span text:style-name="T10"> of August 2020 under the </text:span><text:span text:style-name="T12">2</text:span><text:span text:style-name="T11">1st</text:span><text:span text:style-name="T10"> PA Meeting.</text:span></text:p>
      <text:p text:style-name="P2"/>
      <text:p text:style-name="P1">The Assembly, <text:span text:style-name="T2">recognising the current situation,</text:span></text:p>
      <text:p text:style-name="P5"/>
      <text:p text:style-name="P3"><text:span text:style-name="T2">C</text:span><text:span text:style-name="T1">onstitutes the need for a centralized port for all communities to trade, and opens this motion up for full modification to the PA.</text:span></text:p>
      <text:p text:style-name="P5"/>
      <text:p text:style-name="P1">And proceeds.</text:p>
      <text:p text:style-name="P1"/>
      <text:p text:style-name="P1">Signed by,</text:p>
      <text:p text:style-name="P3">Comradedoggo</text:p>
      <text:p text:style-name="P1"/>
      <text:p text:style-name="P1"/>
      <text:p text:style-name="P1"/>
      <text:p text:style-name="P4"><text:span text:style-name="T6">[Motion as: 2</text:span><text:span text:style-name="T9">1</text:span><text:span text:style-name="T6">-</text:span><text:span text:style-name="T7">1</text:span><text:span text:style-name="T6">: “</text:span><text:span text:style-name="T7">To have a centralized port for al</text:span><text:span text:style-name="T8">l</text:span><text:span text:style-name="T7"> communities to trade</text:span><text:span text:style-name="T6">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17T18:44:31.869789174</meta:creation-date>
    <dc:date>2020-08-25T20:44:20.129452960</dc:date>
    <meta:editing-duration>PT2M39S</meta:editing-duration>
    <meta:editing-cycles>3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7" meta:word-count="62" meta:character-count="376" meta:non-whitespace-character-count="321"/>
  </office:meta>
</office:document-meta>
</file>